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049cm" style:contextual-spacing="false" fo:line-height="100%" fo:text-align="justify" style:justify-single-word="false"/>
    </style:style>
    <style:style style:name="P2" style:family="paragraph" style:parent-style-name="Standard" style:master-page-name="Standard">
      <style:paragraph-properties fo:margin-top="0.049cm" fo:margin-bottom="0.049cm" style:contextual-spacing="false" fo:line-height="100%" fo:text-align="justify" style:justify-single-word="false" style:page-number="auto"/>
    </style:style>
    <style:style style:name="T1" style:family="text">
      <style:text-properties fo:font-size="12pt" style:font-name-asian="Times New Roman" style:font-size-asian="12pt" style:language-asian="pl" style:country-asian="PL" style:font-name-complex="Times New Roman" style:font-size-complex="12pt"/>
    </style:style>
    <style:style style:name="T2" style:family="text">
      <style:text-properties fo:font-size="12pt" fo:font-weight="bold" style:font-name-asian="Times New Roman" style:font-size-asian="12pt" style:language-asian="pl" style:country-asian="PL" style:font-weight-asian="bold" style:font-name-complex="Times New Roman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7 stycznia 1991 r. </text:span></text:p>
      <text:p text:style-name="P1"><text:span text:style-name="T2">Wiceprezes Rady Ministrów Leszek Balcerowicz:</text:span></text:p>
      <text:p text:style-name="P1"><text:span text:style-name="T1">    Panie Marszałku! Wysoka Izbo! W tej tak trudnej dla kraju sytuacji wynikającej z braku zasa</text:span><text:bookmark text:name="_GoBack"/><text:span text:style-name="T1">dniczych, a niezbędnych rozstrzygnięć politycznych, zwracam się do Wysokiej Izby z projektem podjęcia decyzji niełatwej. Zwracam się mianowicie do Wysokiej Izby o zwiększenie deficytu budżetowego z pułapu 26 bln do 3l bln oraz o zgodę na finansowanie części tego deficytu kredytem z Narodowego Banku Polskiego w wysokości 18,5 bln złotych.</text:span></text:p>
      <text:p text:style-name="P1"><text:span text:style-name="T1">    Zasadnicza część proponowanego przyrostu deficytu przypada na wzrost wydatków o prawie 4,5 bln na dopłaty do Funduszu Ubezpieczeń Społecznych. Wynika to głównie z szybszej, niż przewidywano utraty przez ten fundusz zdolności do samofinansowania się. Dochody funduszu ubezpieczeń społecznych będą o prawie 3 bln mniejsze od prognozowanych, a jednocześnie wydatki będą większe o 1 bln złotych. Mamy tutaj, chciałem zauważyć, do czynienia z głębokim kryzysem strukturalnym finansów publicznych, którego źródłem są z jednej strony ograniczone realne dochody budżetu, a z drugiej strony lawinowo rosnące zobowiązania do ponoszenia określonych wydatków.</text:span></text:p>
      <text:p text:style-name="P1"><text:span text:style-name="T1">    Chciałem powiedzieć, że w ubiegłym roku budżet pokrywał około 16% Funduszu Ubezpieczeń Społecznych, obecnie dotacje stanowią 20% wydatków. Dla porównania w 1987 roku ten wskaźnik wynosił 4,5%. Tak gwałtowny wzrost obciążeń budżetu dotacjami do ubezpieczeń społecznych wynika przede wszystkim z dwóch tendencji. Po pierwsze, z bardzo wyraźnego wzrostu relacji liczby osób pobierających świadczenia emerytalne i rentowe w stosunku do liczby pracujących. W l987 roku na 100 osób zatrudnionych ogółem przypadało 46 osób pobierających renty i emerytury. Obecnie wskaźnik ten wynosi 70. Drugą tendencją jest wzrost przeciętnej wysokości świadczeń w systemie ubezpieczeń pracowniczych po ostatnich zmianach systemu emerytalnego. Stanowi ona dzisiaj, owa wysokość, ponad 76,5% przeciętnego wynagrodzenia przy 65% w roku ubiegłym.</text:span></text:p>
      <text:p text:style-name="P1"><text:span text:style-name="T1">    Mówię to świadom zastrzeżeń niektórych grup emerytów co do poziomu ich obecnych świadczeń. Taki jest jednak obraz finansów publicznych. Gwałtowny wzrost dopłat do ubezpieczeń społecznych nie znajduje niestety pokrycia w odpowiednim wzroście dochodów własnych budżetu ani też Funduszu Ubezpieczeń Społecznych.</text:span></text:p>
      <text:p text:style-name="P1"><text:span text:style-name="T1">    Ten oto splot okoliczności spowodował konieczność przedstawienia projektu nowelizacji ustawy budżetowej, o którego uchwalenie zwracam się do Wysokiej Izby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Lucida Sans Unicode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jtek Białożyt</meta:initial-creator>
    <dc:creator>Wojtek Białożyt</dc:creator>
    <meta:editing-cycles>1</meta:editing-cycles>
    <meta:creation-date>2013-01-09T15:00:00</meta:creation-date>
    <dc:date>2013-01-09T15:01:00</dc:date>
    <meta:editing-duration>PT1S</meta:editing-duration>
    <meta:generator>LibreOffice/3.6$Windows_x86 LibreOffice_project/2ef5aff-a6fb0ff-166bdff-cf087ad-0f1389</meta:generator>
    <meta:document-statistic meta:table-count="0" meta:image-count="0" meta:object-count="0" meta:page-count="1" meta:paragraph-count="7" meta:word-count="331" meta:character-count="2446" meta:non-whitespace-character-count="21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